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0868298616337517" calcext:value-type="float">
            <text:p>-0.0868298616</text:p>
          </table:table-cell>
          <table:table-cell office:value-type="float" office:value="-0.392473173361663" calcext:value-type="float">
            <text:p>-0.3924731734</text:p>
          </table:table-cell>
          <table:table-cell/>
          <table:table-cell table:formula="of:=[.A4]*1000" office:value-type="float" office:value="-86.8298616337517" calcext:value-type="float">
            <text:p>-86.8298616338</text:p>
          </table:table-cell>
          <table:table-cell table:formula="of:=[.B4]*1000" office:value-type="float" office:value="-392.473173361663" calcext:value-type="float">
            <text:p>-392.4731733617</text:p>
          </table:table-cell>
          <table:table-cell/>
          <table:table-cell table:formula="of:=[.D4]-[.$D$45]" office:value-type="float" office:value="-0.475130976580402" calcext:value-type="float">
            <text:p>-0.4751309766</text:p>
          </table:table-cell>
          <table:table-cell table:formula="of:=[.E4]-[.$E$45]" office:value-type="float" office:value="-1.00397015341434" calcext:value-type="float">
            <text:p>-1.0039701534</text:p>
          </table:table-cell>
        </table:table-row>
        <table:table-row table:style-name="ro1">
          <table:table-cell office:value-type="float" office:value="-0.0867755589698975" calcext:value-type="float">
            <text:p>-0.086775559</text:p>
          </table:table-cell>
          <table:table-cell office:value-type="float" office:value="-0.392995979718831" calcext:value-type="float">
            <text:p>-0.3929959797</text:p>
          </table:table-cell>
          <table:table-cell/>
          <table:table-cell table:formula="of:=[.A5]*1000" office:value-type="float" office:value="-86.7755589698975" calcext:value-type="float">
            <text:p>-86.7755589699</text:p>
          </table:table-cell>
          <table:table-cell table:formula="of:=[.B5]*1000" office:value-type="float" office:value="-392.995979718832" calcext:value-type="float">
            <text:p>-392.9959797188</text:p>
          </table:table-cell>
          <table:table-cell/>
          <table:table-cell table:formula="of:=[.D5]-[.$D$45]" office:value-type="float" office:value="-0.420828312726201" calcext:value-type="float">
            <text:p>-0.4208283127</text:p>
          </table:table-cell>
          <table:table-cell table:formula="of:=[.E5]-[.$E$45]" office:value-type="float" office:value="-1.52677651058247" calcext:value-type="float">
            <text:p>-1.5267765106</text:p>
          </table:table-cell>
        </table:table-row>
        <table:table-row table:style-name="ro1">
          <table:table-cell office:value-type="float" office:value="-0.0865381429911956" calcext:value-type="float">
            <text:p>-0.086538143</text:p>
          </table:table-cell>
          <table:table-cell office:value-type="float" office:value="-0.392820066501817" calcext:value-type="float">
            <text:p>-0.3928200665</text:p>
          </table:table-cell>
          <table:table-cell/>
          <table:table-cell table:formula="of:=[.A6]*1000" office:value-type="float" office:value="-86.5381429911956" calcext:value-type="float">
            <text:p>-86.5381429912</text:p>
          </table:table-cell>
          <table:table-cell table:formula="of:=[.B6]*1000" office:value-type="float" office:value="-392.820066501817" calcext:value-type="float">
            <text:p>-392.8200665018</text:p>
          </table:table-cell>
          <table:table-cell/>
          <table:table-cell table:formula="of:=[.D6]-[.$D$45]" office:value-type="float" office:value="-0.183412334024339" calcext:value-type="float">
            <text:p>-0.183412334</text:p>
          </table:table-cell>
          <table:table-cell table:formula="of:=[.E6]-[.$E$45]" office:value-type="float" office:value="-1.35086329356756" calcext:value-type="float">
            <text:p>-1.3508632936</text:p>
          </table:table-cell>
        </table:table-row>
        <table:table-row table:style-name="ro1">
          <table:table-cell office:value-type="float" office:value="-0.0865943690489226" calcext:value-type="float">
            <text:p>-0.086594369</text:p>
          </table:table-cell>
          <table:table-cell office:value-type="float" office:value="-0.39270502467653" calcext:value-type="float">
            <text:p>-0.3927050247</text:p>
          </table:table-cell>
          <table:table-cell/>
          <table:table-cell table:formula="of:=[.A7]*1000" office:value-type="float" office:value="-86.5943690489226" calcext:value-type="float">
            <text:p>-86.5943690489</text:p>
          </table:table-cell>
          <table:table-cell table:formula="of:=[.B7]*1000" office:value-type="float" office:value="-392.70502467653" calcext:value-type="float">
            <text:p>-392.7050246765</text:p>
          </table:table-cell>
          <table:table-cell/>
          <table:table-cell table:formula="of:=[.D7]-[.$D$45]" office:value-type="float" office:value="-0.239638391751313" calcext:value-type="float">
            <text:p>-0.2396383918</text:p>
          </table:table-cell>
          <table:table-cell table:formula="of:=[.E7]-[.$E$45]" office:value-type="float" office:value="-1.23582146828085" calcext:value-type="float">
            <text:p>-1.2358214683</text:p>
          </table:table-cell>
        </table:table-row>
        <table:table-row table:style-name="ro1">
          <table:table-cell office:value-type="float" office:value="-0.0862927462624955" calcext:value-type="float">
            <text:p>-0.0862927463</text:p>
          </table:table-cell>
          <table:table-cell office:value-type="float" office:value="-0.392598117119152" calcext:value-type="float">
            <text:p>-0.3925981171</text:p>
          </table:table-cell>
          <table:table-cell/>
          <table:table-cell table:formula="of:=[.A8]*1000" office:value-type="float" office:value="-86.2927462624955" calcext:value-type="float">
            <text:p>-86.2927462625</text:p>
          </table:table-cell>
          <table:table-cell table:formula="of:=[.B8]*1000" office:value-type="float" office:value="-392.598117119152" calcext:value-type="float">
            <text:p>-392.5981171192</text:p>
          </table:table-cell>
          <table:table-cell/>
          <table:table-cell table:formula="of:=[.D8]-[.$D$45]" office:value-type="float" office:value="0.0619843946758181" calcext:value-type="float">
            <text:p>0.0619843947</text:p>
          </table:table-cell>
          <table:table-cell table:formula="of:=[.E8]-[.$E$45]" office:value-type="float" office:value="-1.12891391090324" calcext:value-type="float">
            <text:p>-1.1289139109</text:p>
          </table:table-cell>
        </table:table-row>
        <table:table-row table:style-name="ro1">
          <table:table-cell office:value-type="float" office:value="-0.0863656139970175" calcext:value-type="float">
            <text:p>-0.086365614</text:p>
          </table:table-cell>
          <table:table-cell office:value-type="float" office:value="-0.392155413337401" calcext:value-type="float">
            <text:p>-0.3921554133</text:p>
          </table:table-cell>
          <table:table-cell/>
          <table:table-cell table:formula="of:=[.A9]*1000" office:value-type="float" office:value="-86.3656139970175" calcext:value-type="float">
            <text:p>-86.365613997</text:p>
          </table:table-cell>
          <table:table-cell table:formula="of:=[.B9]*1000" office:value-type="float" office:value="-392.155413337401" calcext:value-type="float">
            <text:p>-392.1554133374</text:p>
          </table:table-cell>
          <table:table-cell/>
          <table:table-cell table:formula="of:=[.D9]-[.$D$45]" office:value-type="float" office:value="-0.0108833398462593" calcext:value-type="float">
            <text:p>-0.0108833398</text:p>
          </table:table-cell>
          <table:table-cell table:formula="of:=[.E9]-[.$E$45]" office:value-type="float" office:value="-0.686210129151846" calcext:value-type="float">
            <text:p>-0.6862101292</text:p>
          </table:table-cell>
        </table:table-row>
        <table:table-row table:style-name="ro1">
          <table:table-cell office:value-type="float" office:value="-0.0861477154253002" calcext:value-type="float">
            <text:p>-0.0861477154</text:p>
          </table:table-cell>
          <table:table-cell office:value-type="float" office:value="-0.392291221290875" calcext:value-type="float">
            <text:p>-0.3922912213</text:p>
          </table:table-cell>
          <table:table-cell/>
          <table:table-cell table:formula="of:=[.A10]*1000" office:value-type="float" office:value="-86.1477154253002" calcext:value-type="float">
            <text:p>-86.1477154253</text:p>
          </table:table-cell>
          <table:table-cell table:formula="of:=[.B10]*1000" office:value-type="float" office:value="-392.291221290875" calcext:value-type="float">
            <text:p>-392.2912212909</text:p>
          </table:table-cell>
          <table:table-cell/>
          <table:table-cell table:formula="of:=[.D10]-[.$D$45]" office:value-type="float" office:value="0.207015231871125" calcext:value-type="float">
            <text:p>0.2070152319</text:p>
          </table:table-cell>
          <table:table-cell table:formula="of:=[.E10]-[.$E$45]" office:value-type="float" office:value="-0.822018082625959" calcext:value-type="float">
            <text:p>-0.8220180826</text:p>
          </table:table-cell>
        </table:table-row>
        <table:table-row table:style-name="ro1">
          <table:table-cell office:value-type="float" office:value="-0.0859197119607459" calcext:value-type="float">
            <text:p>-0.085919712</text:p>
          </table:table-cell>
          <table:table-cell office:value-type="float" office:value="-0.391776798035706" calcext:value-type="float">
            <text:p>-0.391776798</text:p>
          </table:table-cell>
          <table:table-cell/>
          <table:table-cell table:formula="of:=[.A11]*1000" office:value-type="float" office:value="-85.9197119607459" calcext:value-type="float">
            <text:p>-85.9197119607</text:p>
          </table:table-cell>
          <table:table-cell table:formula="of:=[.B11]*1000" office:value-type="float" office:value="-391.776798035706" calcext:value-type="float">
            <text:p>-391.7767980357</text:p>
          </table:table-cell>
          <table:table-cell/>
          <table:table-cell table:formula="of:=[.D11]-[.$D$45]" office:value-type="float" office:value="0.435018696425388" calcext:value-type="float">
            <text:p>0.4350186964</text:p>
          </table:table-cell>
          <table:table-cell table:formula="of:=[.E11]-[.$E$45]" office:value-type="float" office:value="-0.307594827456739" calcext:value-type="float">
            <text:p>-0.3075948275</text:p>
          </table:table-cell>
        </table:table-row>
        <table:table-row table:style-name="ro1">
          <table:table-cell office:value-type="float" office:value="-0.0860779904581967" calcext:value-type="float">
            <text:p>-0.0860779905</text:p>
          </table:table-cell>
          <table:table-cell office:value-type="float" office:value="-0.391201743237075" calcext:value-type="float">
            <text:p>-0.3912017432</text:p>
          </table:table-cell>
          <table:table-cell/>
          <table:table-cell table:formula="of:=[.A12]*1000" office:value-type="float" office:value="-86.0779904581967" calcext:value-type="float">
            <text:p>-86.0779904582</text:p>
          </table:table-cell>
          <table:table-cell table:formula="of:=[.B12]*1000" office:value-type="float" office:value="-391.201743237075" calcext:value-type="float">
            <text:p>-391.2017432371</text:p>
          </table:table-cell>
          <table:table-cell/>
          <table:table-cell table:formula="of:=[.D12]-[.$D$45]" office:value-type="float" office:value="0.276740198974579" calcext:value-type="float">
            <text:p>0.276740199</text:p>
          </table:table-cell>
          <table:table-cell table:formula="of:=[.E12]-[.$E$45]" office:value-type="float" office:value="0.267459971174446" calcext:value-type="float">
            <text:p>0.2674599712</text:p>
          </table:table-cell>
        </table:table-row>
        <table:table-row table:style-name="ro1">
          <table:table-cell office:value-type="float" office:value="-0.0858935325151445" calcext:value-type="float">
            <text:p>-0.0858935325</text:p>
          </table:table-cell>
          <table:table-cell office:value-type="float" office:value="-0.39070402521595" calcext:value-type="float">
            <text:p>-0.3907040252</text:p>
          </table:table-cell>
          <table:table-cell/>
          <table:table-cell table:formula="of:=[.A13]*1000" office:value-type="float" office:value="-85.8935325151445" calcext:value-type="float">
            <text:p>-85.8935325151</text:p>
          </table:table-cell>
          <table:table-cell table:formula="of:=[.B13]*1000" office:value-type="float" office:value="-390.70402521595" calcext:value-type="float">
            <text:p>-390.704025216</text:p>
          </table:table-cell>
          <table:table-cell/>
          <table:table-cell table:formula="of:=[.D13]-[.$D$45]" office:value-type="float" office:value="0.461198142026788" calcext:value-type="float">
            <text:p>0.461198142</text:p>
          </table:table-cell>
          <table:table-cell table:formula="of:=[.E13]-[.$E$45]" office:value-type="float" office:value="0.7651779922993" calcext:value-type="float">
            <text:p>0.7651779923</text:p>
          </table:table-cell>
        </table:table-row>
        <table:table-row table:style-name="ro1">
          <table:table-cell office:value-type="float" office:value="-0.0876872274189637" calcext:value-type="float">
            <text:p>-0.0876872274</text:p>
          </table:table-cell>
          <table:table-cell office:value-type="float" office:value="-0.391430019430016" calcext:value-type="float">
            <text:p>-0.3914300194</text:p>
          </table:table-cell>
          <table:table-cell/>
          <table:table-cell table:formula="of:=[.A14]*1000" office:value-type="float" office:value="-87.6872274189637" calcext:value-type="float">
            <text:p>-87.687227419</text:p>
          </table:table-cell>
          <table:table-cell table:formula="of:=[.B14]*1000" office:value-type="float" office:value="-391.430019430016" calcext:value-type="float">
            <text:p>-391.43001943</text:p>
          </table:table-cell>
          <table:table-cell/>
          <table:table-cell table:formula="of:=[.D14]-[.$D$45]" office:value-type="float" office:value="-1.33249676179241" calcext:value-type="float">
            <text:p>-1.3324967618</text:p>
          </table:table-cell>
          <table:table-cell table:formula="of:=[.E14]-[.$E$45]" office:value-type="float" office:value="0.03918377823328" calcext:value-type="float">
            <text:p>0.0391837782</text:p>
          </table:table-cell>
        </table:table-row>
        <table:table-row table:style-name="ro1">
          <table:table-cell office:value-type="float" office:value="-0.0874085400240616" calcext:value-type="float">
            <text:p>-0.08740854</text:p>
          </table:table-cell>
          <table:table-cell office:value-type="float" office:value="-0.391284238530118" calcext:value-type="float">
            <text:p>-0.3912842385</text:p>
          </table:table-cell>
          <table:table-cell/>
          <table:table-cell table:formula="of:=[.A15]*1000" office:value-type="float" office:value="-87.4085400240616" calcext:value-type="float">
            <text:p>-87.4085400241</text:p>
          </table:table-cell>
          <table:table-cell table:formula="of:=[.B15]*1000" office:value-type="float" office:value="-391.284238530118" calcext:value-type="float">
            <text:p>-391.2842385301</text:p>
          </table:table-cell>
          <table:table-cell/>
          <table:table-cell table:formula="of:=[.D15]-[.$D$45]" office:value-type="float" office:value="-1.05380936689031" calcext:value-type="float">
            <text:p>-1.0538093669</text:p>
          </table:table-cell>
          <table:table-cell table:formula="of:=[.E15]-[.$E$45]" office:value-type="float" office:value="0.184964678130655" calcext:value-type="float">
            <text:p>0.1849646781</text:p>
          </table:table-cell>
        </table:table-row>
        <table:table-row table:style-name="ro1">
          <table:table-cell office:value-type="float" office:value="-0.0871690036594726" calcext:value-type="float">
            <text:p>-0.0871690037</text:p>
          </table:table-cell>
          <table:table-cell office:value-type="float" office:value="-0.391136373101402" calcext:value-type="float">
            <text:p>-0.3911363731</text:p>
          </table:table-cell>
          <table:table-cell/>
          <table:table-cell table:formula="of:=[.A16]*1000" office:value-type="float" office:value="-87.1690036594726" calcext:value-type="float">
            <text:p>-87.1690036595</text:p>
          </table:table-cell>
          <table:table-cell table:formula="of:=[.B16]*1000" office:value-type="float" office:value="-391.136373101402" calcext:value-type="float">
            <text:p>-391.1363731014</text:p>
          </table:table-cell>
          <table:table-cell/>
          <table:table-cell table:formula="of:=[.D16]-[.$D$45]" office:value-type="float" office:value="-0.814273002301334" calcext:value-type="float">
            <text:p>-0.8142730023</text:p>
          </table:table-cell>
          <table:table-cell table:formula="of:=[.E16]-[.$E$45]" office:value-type="float" office:value="0.332830106847211" calcext:value-type="float">
            <text:p>0.3328301068</text:p>
          </table:table-cell>
        </table:table-row>
        <table:table-row table:style-name="ro1">
          <table:table-cell office:value-type="float" office:value="-0.0864904055716144" calcext:value-type="float">
            <text:p>-0.0864904056</text:p>
          </table:table-cell>
          <table:table-cell office:value-type="float" office:value="-0.391754310845479" calcext:value-type="float">
            <text:p>-0.3917543108</text:p>
          </table:table-cell>
          <table:table-cell/>
          <table:table-cell table:formula="of:=[.A17]*1000" office:value-type="float" office:value="-86.4904055716144" calcext:value-type="float">
            <text:p>-86.4904055716</text:p>
          </table:table-cell>
          <table:table-cell table:formula="of:=[.B17]*1000" office:value-type="float" office:value="-391.754310845479" calcext:value-type="float">
            <text:p>-391.7543108455</text:p>
          </table:table-cell>
          <table:table-cell/>
          <table:table-cell table:formula="of:=[.D17]-[.$D$45]" office:value-type="float" office:value="-0.135674914443143" calcext:value-type="float">
            <text:p>-0.1356749144</text:p>
          </table:table-cell>
          <table:table-cell table:formula="of:=[.E17]-[.$E$45]" office:value-type="float" office:value="-0.28510763723034" calcext:value-type="float">
            <text:p>-0.2851076372</text:p>
          </table:table-cell>
        </table:table-row>
        <table:table-row table:style-name="ro1">
          <table:table-cell office:value-type="float" office:value="-0.0862531367489648" calcext:value-type="float">
            <text:p>-0.0862531367</text:p>
          </table:table-cell>
          <table:table-cell office:value-type="float" office:value="-0.391574347188448" calcext:value-type="float">
            <text:p>-0.3915743472</text:p>
          </table:table-cell>
          <table:table-cell/>
          <table:table-cell table:formula="of:=[.A18]*1000" office:value-type="float" office:value="-86.2531367489649" calcext:value-type="float">
            <text:p>-86.253136749</text:p>
          </table:table-cell>
          <table:table-cell table:formula="of:=[.B18]*1000" office:value-type="float" office:value="-391.574347188448" calcext:value-type="float">
            <text:p>-391.5743471884</text:p>
          </table:table-cell>
          <table:table-cell/>
          <table:table-cell table:formula="of:=[.D18]-[.$D$45]" office:value-type="float" office:value="0.101593908206425" calcext:value-type="float">
            <text:p>0.1015939082</text:p>
          </table:table-cell>
          <table:table-cell table:formula="of:=[.E18]-[.$E$45]" office:value-type="float" office:value="-0.105143980199387" calcext:value-type="float">
            <text:p>-0.1051439802</text:p>
          </table:table-cell>
        </table:table-row>
        <table:table-row table:style-name="ro1">
          <table:table-cell office:value-type="float" office:value="-0.0860083857443106" calcext:value-type="float">
            <text:p>-0.0860083857</text:p>
          </table:table-cell>
          <table:table-cell office:value-type="float" office:value="-0.391458209202927" calcext:value-type="float">
            <text:p>-0.3914582092</text:p>
          </table:table-cell>
          <table:table-cell/>
          <table:table-cell table:formula="of:=[.A19]*1000" office:value-type="float" office:value="-86.0083857443106" calcext:value-type="float">
            <text:p>-86.0083857443</text:p>
          </table:table-cell>
          <table:table-cell table:formula="of:=[.B19]*1000" office:value-type="float" office:value="-391.458209202927" calcext:value-type="float">
            <text:p>-391.4582092029</text:p>
          </table:table-cell>
          <table:table-cell/>
          <table:table-cell table:formula="of:=[.D19]-[.$D$45]" office:value-type="float" office:value="0.346344912860644" calcext:value-type="float">
            <text:p>0.3463449129</text:p>
          </table:table-cell>
          <table:table-cell table:formula="of:=[.E19]-[.$E$45]" office:value-type="float" office:value="0.0109940053215496" calcext:value-type="float">
            <text:p>0.0109940053</text:p>
          </table:table-cell>
        </table:table-row>
        <table:table-row table:style-name="ro1">
          <table:table-cell office:value-type="float" office:value="-0.085760545662473" calcext:value-type="float">
            <text:p>-0.0857605457</text:p>
          </table:table-cell>
          <table:table-cell office:value-type="float" office:value="-0.391277816209199" calcext:value-type="float">
            <text:p>-0.3912778162</text:p>
          </table:table-cell>
          <table:table-cell/>
          <table:table-cell table:formula="of:=[.A20]*1000" office:value-type="float" office:value="-85.760545662473" calcext:value-type="float">
            <text:p>-85.7605456625</text:p>
          </table:table-cell>
          <table:table-cell table:formula="of:=[.B20]*1000" office:value-type="float" office:value="-391.277816209199" calcext:value-type="float">
            <text:p>-391.2778162092</text:p>
          </table:table-cell>
          <table:table-cell/>
          <table:table-cell table:formula="of:=[.D20]-[.$D$45]" office:value-type="float" office:value="0.594184994698267" calcext:value-type="float">
            <text:p>0.5941849947</text:p>
          </table:table-cell>
          <table:table-cell table:formula="of:=[.E20]-[.$E$45]" office:value-type="float" office:value="0.191386999049996" calcext:value-type="float">
            <text:p>0.191386999</text:p>
          </table:table-cell>
        </table:table-row>
        <table:table-row table:style-name="ro1">
          <table:table-cell office:value-type="float" office:value="-0.0858625945214034" calcext:value-type="float">
            <text:p>-0.0858625945</text:p>
          </table:table-cell>
          <table:table-cell office:value-type="float" office:value="-0.391065991922819" calcext:value-type="float">
            <text:p>-0.3910659919</text:p>
          </table:table-cell>
          <table:table-cell/>
          <table:table-cell table:formula="of:=[.A21]*1000" office:value-type="float" office:value="-85.8625945214034" calcext:value-type="float">
            <text:p>-85.8625945214</text:p>
          </table:table-cell>
          <table:table-cell table:formula="of:=[.B21]*1000" office:value-type="float" office:value="-391.065991922819" calcext:value-type="float">
            <text:p>-391.0659919228</text:p>
          </table:table-cell>
          <table:table-cell/>
          <table:table-cell table:formula="of:=[.D21]-[.$D$45]" office:value-type="float" office:value="0.492136135767836" calcext:value-type="float">
            <text:p>0.4921361358</text:p>
          </table:table-cell>
          <table:table-cell table:formula="of:=[.E21]-[.$E$45]" office:value-type="float" office:value="0.403211285430359" calcext:value-type="float">
            <text:p>0.4032112854</text:p>
          </table:table-cell>
        </table:table-row>
        <table:table-row table:style-name="ro1">
          <table:table-cell office:value-type="float" office:value="-0.085293151200547" calcext:value-type="float">
            <text:p>-0.0852931512</text:p>
          </table:table-cell>
          <table:table-cell office:value-type="float" office:value="-0.390889393615647" calcext:value-type="float">
            <text:p>-0.3908893936</text:p>
          </table:table-cell>
          <table:table-cell/>
          <table:table-cell table:formula="of:=[.A22]*1000" office:value-type="float" office:value="-85.293151200547" calcext:value-type="float">
            <text:p>-85.2931512005</text:p>
          </table:table-cell>
          <table:table-cell table:formula="of:=[.B22]*1000" office:value-type="float" office:value="-390.889393615647" calcext:value-type="float">
            <text:p>-390.8893936156</text:p>
          </table:table-cell>
          <table:table-cell/>
          <table:table-cell table:formula="of:=[.D22]-[.$D$45]" office:value-type="float" office:value="1.06157945662424" calcext:value-type="float">
            <text:p>1.0615794566</text:p>
          </table:table-cell>
          <table:table-cell table:formula="of:=[.E22]-[.$E$45]" office:value-type="float" office:value="0.579809592602373" calcext:value-type="float">
            <text:p>0.5798095926</text:p>
          </table:table-cell>
        </table:table-row>
        <table:table-row table:style-name="ro1">
          <table:table-cell office:value-type="float" office:value="-0.08535366284796" calcext:value-type="float">
            <text:p>-0.0853536628</text:p>
          </table:table-cell>
          <table:table-cell office:value-type="float" office:value="-0.390447143706295" calcext:value-type="float">
            <text:p>-0.3904471437</text:p>
          </table:table-cell>
          <table:table-cell/>
          <table:table-cell table:formula="of:=[.A23]*1000" office:value-type="float" office:value="-85.35366284796" calcext:value-type="float">
            <text:p>-85.353662848</text:p>
          </table:table-cell>
          <table:table-cell table:formula="of:=[.B23]*1000" office:value-type="float" office:value="-390.447143706295" calcext:value-type="float">
            <text:p>-390.4471437063</text:p>
          </table:table-cell>
          <table:table-cell/>
          <table:table-cell table:formula="of:=[.D23]-[.$D$45]" office:value-type="float" office:value="1.00106780921124" calcext:value-type="float">
            <text:p>1.0010678092</text:p>
          </table:table-cell>
          <table:table-cell table:formula="of:=[.E23]-[.$E$45]" office:value-type="float" office:value="1.02205950195406" calcext:value-type="float">
            <text:p>1.022059502</text:p>
          </table:table-cell>
        </table:table-row>
        <table:table-row table:style-name="ro1">
          <table:table-cell office:value-type="float" office:value="-0.0879074937784837" calcext:value-type="float">
            <text:p>-0.0879074938</text:p>
          </table:table-cell>
          <table:table-cell office:value-type="float" office:value="-0.392850839218561" calcext:value-type="float">
            <text:p>-0.3928508392</text:p>
          </table:table-cell>
          <table:table-cell/>
          <table:table-cell table:formula="of:=[.A24]*1000" office:value-type="float" office:value="-87.9074937784837" calcext:value-type="float">
            <text:p>-87.9074937785</text:p>
          </table:table-cell>
          <table:table-cell table:formula="of:=[.B24]*1000" office:value-type="float" office:value="-392.850839218561" calcext:value-type="float">
            <text:p>-392.8508392186</text:p>
          </table:table-cell>
          <table:table-cell/>
          <table:table-cell table:formula="of:=[.D24]-[.$D$45]" office:value-type="float" office:value="-1.5527631213124" calcext:value-type="float">
            <text:p>-1.5527631213</text:p>
          </table:table-cell>
          <table:table-cell table:formula="of:=[.E24]-[.$E$45]" office:value-type="float" office:value="-1.38163601031152" calcext:value-type="float">
            <text:p>-1.3816360103</text:p>
          </table:table-cell>
        </table:table-row>
        <table:table-row table:style-name="ro1">
          <table:table-cell office:value-type="float" office:value="-0.0876381732250856" calcext:value-type="float">
            <text:p>-0.0876381732</text:p>
          </table:table-cell>
          <table:table-cell office:value-type="float" office:value="-0.392619635208827" calcext:value-type="float">
            <text:p>-0.3926196352</text:p>
          </table:table-cell>
          <table:table-cell/>
          <table:table-cell table:formula="of:=[.A25]*1000" office:value-type="float" office:value="-87.6381732250856" calcext:value-type="float">
            <text:p>-87.6381732251</text:p>
          </table:table-cell>
          <table:table-cell table:formula="of:=[.B25]*1000" office:value-type="float" office:value="-392.619635208827" calcext:value-type="float">
            <text:p>-392.6196352088</text:p>
          </table:table-cell>
          <table:table-cell/>
          <table:table-cell table:formula="of:=[.D25]-[.$D$45]" office:value-type="float" office:value="-1.28344256791429" calcext:value-type="float">
            <text:p>-1.2834425679</text:p>
          </table:table-cell>
          <table:table-cell table:formula="of:=[.E25]-[.$E$45]" office:value-type="float" office:value="-1.15043200057829" calcext:value-type="float">
            <text:p>-1.1504320006</text:p>
          </table:table-cell>
        </table:table-row>
        <table:table-row table:style-name="ro1">
          <table:table-cell office:value-type="float" office:value="-0.0870482647098686" calcext:value-type="float">
            <text:p>-0.0870482647</text:p>
          </table:table-cell>
          <table:table-cell office:value-type="float" office:value="-0.392650626809405" calcext:value-type="float">
            <text:p>-0.3926506268</text:p>
          </table:table-cell>
          <table:table-cell/>
          <table:table-cell table:formula="of:=[.A26]*1000" office:value-type="float" office:value="-87.0482647098686" calcext:value-type="float">
            <text:p>-87.0482647099</text:p>
          </table:table-cell>
          <table:table-cell table:formula="of:=[.B26]*1000" office:value-type="float" office:value="-392.650626809405" calcext:value-type="float">
            <text:p>-392.6506268094</text:p>
          </table:table-cell>
          <table:table-cell/>
          <table:table-cell table:formula="of:=[.D26]-[.$D$45]" office:value-type="float" office:value="-0.693534052697373" calcext:value-type="float">
            <text:p>-0.6935340527</text:p>
          </table:table-cell>
          <table:table-cell table:formula="of:=[.E26]-[.$E$45]" office:value-type="float" office:value="-1.18142360115559" calcext:value-type="float">
            <text:p>-1.1814236012</text:p>
          </table:table-cell>
        </table:table-row>
        <table:table-row table:style-name="ro1">
          <table:table-cell office:value-type="float" office:value="-0.0865261822167153" calcext:value-type="float">
            <text:p>-0.0865261822</text:p>
          </table:table-cell>
          <table:table-cell office:value-type="float" office:value="-0.392340860146022" calcext:value-type="float">
            <text:p>-0.3923408601</text:p>
          </table:table-cell>
          <table:table-cell/>
          <table:table-cell table:formula="of:=[.A27]*1000" office:value-type="float" office:value="-86.5261822167153" calcext:value-type="float">
            <text:p>-86.5261822167</text:p>
          </table:table-cell>
          <table:table-cell table:formula="of:=[.B27]*1000" office:value-type="float" office:value="-392.340860146022" calcext:value-type="float">
            <text:p>-392.340860146</text:p>
          </table:table-cell>
          <table:table-cell/>
          <table:table-cell table:formula="of:=[.D27]-[.$D$45]" office:value-type="float" office:value="-0.171451559544039" calcext:value-type="float">
            <text:p>-0.1714515595</text:p>
          </table:table-cell>
          <table:table-cell table:formula="of:=[.E27]-[.$E$45]" office:value-type="float" office:value="-0.871656937772741" calcext:value-type="float">
            <text:p>-0.8716569378</text:p>
          </table:table-cell>
        </table:table-row>
        <table:table-row table:style-name="ro1">
          <table:table-cell office:value-type="float" office:value="-0.0863820280561631" calcext:value-type="float">
            <text:p>-0.0863820281</text:p>
          </table:table-cell>
          <table:table-cell office:value-type="float" office:value="-0.392110546464532" calcext:value-type="float">
            <text:p>-0.3921105465</text:p>
          </table:table-cell>
          <table:table-cell/>
          <table:table-cell table:formula="of:=[.A28]*1000" office:value-type="float" office:value="-86.3820280561631" calcext:value-type="float">
            <text:p>-86.3820280562</text:p>
          </table:table-cell>
          <table:table-cell table:formula="of:=[.B28]*1000" office:value-type="float" office:value="-392.110546464532" calcext:value-type="float">
            <text:p>-392.1105464645</text:p>
          </table:table-cell>
          <table:table-cell/>
          <table:table-cell table:formula="of:=[.D28]-[.$D$45]" office:value-type="float" office:value="-0.0272973989918057" calcext:value-type="float">
            <text:p>-0.027297399</text:p>
          </table:table-cell>
          <table:table-cell table:formula="of:=[.E28]-[.$E$45]" office:value-type="float" office:value="-0.641343256282539" calcext:value-type="float">
            <text:p>-0.6413432563</text:p>
          </table:table-cell>
        </table:table-row>
        <table:table-row table:style-name="ro1">
          <table:table-cell office:value-type="float" office:value="-0.0858641523847088" calcext:value-type="float">
            <text:p>-0.0858641524</text:p>
          </table:table-cell>
          <table:table-cell office:value-type="float" office:value="-0.391508796002635" calcext:value-type="float">
            <text:p>-0.391508796</text:p>
          </table:table-cell>
          <table:table-cell/>
          <table:table-cell table:formula="of:=[.A29]*1000" office:value-type="float" office:value="-85.8641523847087" calcext:value-type="float">
            <text:p>-85.8641523847</text:p>
          </table:table-cell>
          <table:table-cell table:formula="of:=[.B29]*1000" office:value-type="float" office:value="-391.508796002635" calcext:value-type="float">
            <text:p>-391.5087960026</text:p>
          </table:table-cell>
          <table:table-cell/>
          <table:table-cell table:formula="of:=[.D29]-[.$D$45]" office:value-type="float" office:value="0.490578272462528" calcext:value-type="float">
            <text:p>0.4905782725</text:p>
          </table:table-cell>
          <table:table-cell table:formula="of:=[.E29]-[.$E$45]" office:value-type="float" office:value="-0.0395927943856123" calcext:value-type="float">
            <text:p>-0.0395927944</text:p>
          </table:table-cell>
        </table:table-row>
        <table:table-row table:style-name="ro1">
          <table:table-cell office:value-type="float" office:value="-0.0854659726168525" calcext:value-type="float">
            <text:p>-0.0854659726</text:p>
          </table:table-cell>
          <table:table-cell office:value-type="float" office:value="-0.390818960102048" calcext:value-type="float">
            <text:p>-0.3908189601</text:p>
          </table:table-cell>
          <table:table-cell/>
          <table:table-cell table:formula="of:=[.A30]*1000" office:value-type="float" office:value="-85.4659726168525" calcext:value-type="float">
            <text:p>-85.4659726169</text:p>
          </table:table-cell>
          <table:table-cell table:formula="of:=[.B30]*1000" office:value-type="float" office:value="-390.818960102048" calcext:value-type="float">
            <text:p>-390.818960102</text:p>
          </table:table-cell>
          <table:table-cell/>
          <table:table-cell table:formula="of:=[.D30]-[.$D$45]" office:value-type="float" office:value="0.888758040318805" calcext:value-type="float">
            <text:p>0.8887580403</text:p>
          </table:table-cell>
          <table:table-cell table:formula="of:=[.E30]-[.$E$45]" office:value-type="float" office:value="0.650243106200605" calcext:value-type="float">
            <text:p>0.6502431062</text:p>
          </table:table-cell>
        </table:table-row>
        <table:table-row table:style-name="ro1">
          <table:table-cell office:value-type="float" office:value="-0.0850073986351791" calcext:value-type="float">
            <text:p>-0.0850073986</text:p>
          </table:table-cell>
          <table:table-cell office:value-type="float" office:value="-0.389709516007798" calcext:value-type="float">
            <text:p>-0.389709516</text:p>
          </table:table-cell>
          <table:table-cell/>
          <table:table-cell table:formula="of:=[.A31]*1000" office:value-type="float" office:value="-85.0073986351791" calcext:value-type="float">
            <text:p>-85.0073986352</text:p>
          </table:table-cell>
          <table:table-cell table:formula="of:=[.B31]*1000" office:value-type="float" office:value="-389.709516007798" calcext:value-type="float">
            <text:p>-389.7095160078</text:p>
          </table:table-cell>
          <table:table-cell/>
          <table:table-cell table:formula="of:=[.D31]-[.$D$45]" office:value-type="float" office:value="1.34733202199217" calcext:value-type="float">
            <text:p>1.347332022</text:p>
          </table:table-cell>
          <table:table-cell table:formula="of:=[.E31]-[.$E$45]" office:value-type="float" office:value="1.75968720045074" calcext:value-type="float">
            <text:p>1.7596872005</text:p>
          </table:table-cell>
        </table:table-row>
        <table:table-row table:style-name="ro1">
          <table:table-cell office:value-type="float" office:value="-0.0850352250777626" calcext:value-type="float">
            <text:p>-0.0850352251</text:p>
          </table:table-cell>
          <table:table-cell office:value-type="float" office:value="-0.388664671542272" calcext:value-type="float">
            <text:p>-0.3886646715</text:p>
          </table:table-cell>
          <table:table-cell/>
          <table:table-cell table:formula="of:=[.A32]*1000" office:value-type="float" office:value="-85.0352250777626" calcext:value-type="float">
            <text:p>-85.0352250778</text:p>
          </table:table-cell>
          <table:table-cell table:formula="of:=[.B32]*1000" office:value-type="float" office:value="-388.664671542272" calcext:value-type="float">
            <text:p>-388.6646715423</text:p>
          </table:table-cell>
          <table:table-cell/>
          <table:table-cell table:formula="of:=[.D32]-[.$D$45]" office:value-type="float" office:value="1.3195055794087" calcext:value-type="float">
            <text:p>1.3195055794</text:p>
          </table:table-cell>
          <table:table-cell table:formula="of:=[.E32]-[.$E$45]" office:value-type="float" office:value="2.80453166597744" calcext:value-type="float">
            <text:p>2.804531666</text:p>
          </table:table-cell>
        </table:table-row>
        <table:table-row table:style-name="ro1">
          <table:table-cell office:value-type="float" office:value="-0.0871849313391441" calcext:value-type="float">
            <text:p>-0.0871849313</text:p>
          </table:table-cell>
          <table:table-cell office:value-type="float" office:value="-0.39017960084404" calcext:value-type="float">
            <text:p>-0.3901796008</text:p>
          </table:table-cell>
          <table:table-cell/>
          <table:table-cell table:formula="of:=[.A33]*1000" office:value-type="float" office:value="-87.1849313391441" calcext:value-type="float">
            <text:p>-87.1849313391</text:p>
          </table:table-cell>
          <table:table-cell table:formula="of:=[.B33]*1000" office:value-type="float" office:value="-390.17960084404" calcext:value-type="float">
            <text:p>-390.179600844</text:p>
          </table:table-cell>
          <table:table-cell/>
          <table:table-cell table:formula="of:=[.D33]-[.$D$45]" office:value-type="float" office:value="-0.830200681972812" calcext:value-type="float">
            <text:p>-0.830200682</text:p>
          </table:table-cell>
          <table:table-cell table:formula="of:=[.E33]-[.$E$45]" office:value-type="float" office:value="1.28960236420949" calcext:value-type="float">
            <text:p>1.2896023642</text:p>
          </table:table-cell>
        </table:table-row>
        <table:table-row table:style-name="ro1">
          <table:table-cell office:value-type="float" office:value="-0.0868153557085086" calcext:value-type="float">
            <text:p>-0.0868153557</text:p>
          </table:table-cell>
          <table:table-cell office:value-type="float" office:value="-0.389928831696619" calcext:value-type="float">
            <text:p>-0.3899288317</text:p>
          </table:table-cell>
          <table:table-cell/>
          <table:table-cell table:formula="of:=[.A34]*1000" office:value-type="float" office:value="-86.8153557085086" calcext:value-type="float">
            <text:p>-86.8153557085</text:p>
          </table:table-cell>
          <table:table-cell table:formula="of:=[.B34]*1000" office:value-type="float" office:value="-389.928831696619" calcext:value-type="float">
            <text:p>-389.9288316966</text:p>
          </table:table-cell>
          <table:table-cell/>
          <table:table-cell table:formula="of:=[.D34]-[.$D$45]" office:value-type="float" office:value="-0.460625051337303" calcext:value-type="float">
            <text:p>-0.4606250513</text:p>
          </table:table-cell>
          <table:table-cell table:formula="of:=[.E34]-[.$E$45]" office:value-type="float" office:value="1.5403715116305" calcext:value-type="float">
            <text:p>1.5403715116</text:p>
          </table:table-cell>
        </table:table-row>
        <table:table-row table:style-name="ro1">
          <table:table-cell office:value-type="float" office:value="-0.0867403324706321" calcext:value-type="float">
            <text:p>-0.0867403325</text:p>
          </table:table-cell>
          <table:table-cell office:value-type="float" office:value="-0.390287241599074" calcext:value-type="float">
            <text:p>-0.3902872416</text:p>
          </table:table-cell>
          <table:table-cell/>
          <table:table-cell table:formula="of:=[.A35]*1000" office:value-type="float" office:value="-86.7403324706321" calcext:value-type="float">
            <text:p>-86.7403324706</text:p>
          </table:table-cell>
          <table:table-cell table:formula="of:=[.B35]*1000" office:value-type="float" office:value="-390.287241599074" calcext:value-type="float">
            <text:p>-390.2872415991</text:p>
          </table:table-cell>
          <table:table-cell/>
          <table:table-cell table:formula="of:=[.D35]-[.$D$45]" office:value-type="float" office:value="-0.385601813460795" calcext:value-type="float">
            <text:p>-0.3856018135</text:p>
          </table:table-cell>
          <table:table-cell table:formula="of:=[.E35]-[.$E$45]" office:value-type="float" office:value="1.18196160917546" calcext:value-type="float">
            <text:p>1.1819616092</text:p>
          </table:table-cell>
        </table:table-row>
        <table:table-row table:style-name="ro1">
          <table:table-cell office:value-type="float" office:value="-0.0864140880289481" calcext:value-type="float">
            <text:p>-0.086414088</text:p>
          </table:table-cell>
          <table:table-cell office:value-type="float" office:value="-0.390616187600932" calcext:value-type="float">
            <text:p>-0.3906161876</text:p>
          </table:table-cell>
          <table:table-cell/>
          <table:table-cell table:formula="of:=[.A36]*1000" office:value-type="float" office:value="-86.4140880289481" calcext:value-type="float">
            <text:p>-86.4140880289</text:p>
          </table:table-cell>
          <table:table-cell table:formula="of:=[.B36]*1000" office:value-type="float" office:value="-390.616187600932" calcext:value-type="float">
            <text:p>-390.6161876009</text:p>
          </table:table-cell>
          <table:table-cell/>
          <table:table-cell table:formula="of:=[.D36]-[.$D$45]" office:value-type="float" office:value="-0.0593573717768123" calcext:value-type="float">
            <text:p>-0.0593573718</text:p>
          </table:table-cell>
          <table:table-cell table:formula="of:=[.E36]-[.$E$45]" office:value-type="float" office:value="0.853015607316991" calcext:value-type="float">
            <text:p>0.8530156073</text:p>
          </table:table-cell>
        </table:table-row>
        <table:table-row table:style-name="ro1">
          <table:table-cell office:value-type="float" office:value="-0.0863605225455704" calcext:value-type="float">
            <text:p>-0.0863605225</text:p>
          </table:table-cell>
          <table:table-cell office:value-type="float" office:value="-0.390960804186045" calcext:value-type="float">
            <text:p>-0.3909608042</text:p>
          </table:table-cell>
          <table:table-cell/>
          <table:table-cell table:formula="of:=[.A37]*1000" office:value-type="float" office:value="-86.3605225455704" calcext:value-type="float">
            <text:p>-86.3605225456</text:p>
          </table:table-cell>
          <table:table-cell table:formula="of:=[.B37]*1000" office:value-type="float" office:value="-390.960804186045" calcext:value-type="float">
            <text:p>-390.960804186</text:p>
          </table:table-cell>
          <table:table-cell/>
          <table:table-cell table:formula="of:=[.D37]-[.$D$45]" office:value-type="float" office:value="-0.00579188839908795" calcext:value-type="float">
            <text:p>-0.0057918884</text:p>
          </table:table-cell>
          <table:table-cell table:formula="of:=[.E37]-[.$E$45]" office:value-type="float" office:value="0.508399022203889" calcext:value-type="float">
            <text:p>0.5083990222</text:p>
          </table:table-cell>
        </table:table-row>
        <table:table-row table:style-name="ro1">
          <table:table-cell office:value-type="float" office:value="-0.0859953246988621" calcext:value-type="float">
            <text:p>-0.0859953247</text:p>
          </table:table-cell>
          <table:table-cell office:value-type="float" office:value="-0.391327414800056" calcext:value-type="float">
            <text:p>-0.3913274148</text:p>
          </table:table-cell>
          <table:table-cell/>
          <table:table-cell table:formula="of:=[.A38]*1000" office:value-type="float" office:value="-85.9953246988621" calcext:value-type="float">
            <text:p>-85.9953246989</text:p>
          </table:table-cell>
          <table:table-cell table:formula="of:=[.B38]*1000" office:value-type="float" office:value="-391.327414800056" calcext:value-type="float">
            <text:p>-391.3274148001</text:p>
          </table:table-cell>
          <table:table-cell/>
          <table:table-cell table:formula="of:=[.D38]-[.$D$45]" office:value-type="float" office:value="0.359405958309139" calcext:value-type="float">
            <text:p>0.3594059583</text:p>
          </table:table-cell>
          <table:table-cell table:formula="of:=[.E38]-[.$E$45]" office:value-type="float" office:value="0.141788408192895" calcext:value-type="float">
            <text:p>0.1417884082</text:p>
          </table:table-cell>
        </table:table-row>
        <table:table-row table:style-name="ro1">
          <table:table-cell office:value-type="float" office:value="-0.0860039596632365" calcext:value-type="float">
            <text:p>-0.0860039597</text:p>
          </table:table-cell>
          <table:table-cell office:value-type="float" office:value="-0.391709363434999" calcext:value-type="float">
            <text:p>-0.3917093634</text:p>
          </table:table-cell>
          <table:table-cell/>
          <table:table-cell table:formula="of:=[.A39]*1000" office:value-type="float" office:value="-86.0039596632365" calcext:value-type="float">
            <text:p>-86.0039596632</text:p>
          </table:table-cell>
          <table:table-cell table:formula="of:=[.B39]*1000" office:value-type="float" office:value="-391.709363434999" calcext:value-type="float">
            <text:p>-391.709363435</text:p>
          </table:table-cell>
          <table:table-cell/>
          <table:table-cell table:formula="of:=[.D39]-[.$D$45]" office:value-type="float" office:value="0.350770993934788" calcext:value-type="float">
            <text:p>0.3507709939</text:p>
          </table:table-cell>
          <table:table-cell table:formula="of:=[.E39]-[.$E$45]" office:value-type="float" office:value="-0.240160226750106" calcext:value-type="float">
            <text:p>-0.2401602268</text:p>
          </table:table-cell>
        </table:table-row>
        <table:table-row table:style-name="ro1">
          <table:table-cell office:value-type="float" office:value="-0.0860137324971772" calcext:value-type="float">
            <text:p>-0.0860137325</text:p>
          </table:table-cell>
          <table:table-cell office:value-type="float" office:value="-0.392037216794003" calcext:value-type="float">
            <text:p>-0.3920372168</text:p>
          </table:table-cell>
          <table:table-cell/>
          <table:table-cell table:formula="of:=[.A40]*1000" office:value-type="float" office:value="-86.0137324971773" calcext:value-type="float">
            <text:p>-86.0137324972</text:p>
          </table:table-cell>
          <table:table-cell table:formula="of:=[.B40]*1000" office:value-type="float" office:value="-392.037216794003" calcext:value-type="float">
            <text:p>-392.037216794</text:p>
          </table:table-cell>
          <table:table-cell/>
          <table:table-cell table:formula="of:=[.D40]-[.$D$45]" office:value-type="float" office:value="0.340998159994015" calcext:value-type="float">
            <text:p>0.34099816</text:p>
          </table:table-cell>
          <table:table-cell table:formula="of:=[.E40]-[.$E$45]" office:value-type="float" office:value="-0.568013585754102" calcext:value-type="float">
            <text:p>-0.5680135858</text:p>
          </table:table-cell>
        </table:table-row>
        <table:table-row table:style-name="ro1">
          <table:table-cell office:value-type="float" office:value="-0.0857785918042654" calcext:value-type="float">
            <text:p>-0.0857785918</text:p>
          </table:table-cell>
          <table:table-cell office:value-type="float" office:value="-0.392369230760826" calcext:value-type="float">
            <text:p>-0.3923692308</text:p>
          </table:table-cell>
          <table:table-cell/>
          <table:table-cell table:formula="of:=[.A41]*1000" office:value-type="float" office:value="-85.7785918042654" calcext:value-type="float">
            <text:p>-85.7785918043</text:p>
          </table:table-cell>
          <table:table-cell table:formula="of:=[.B41]*1000" office:value-type="float" office:value="-392.369230760826" calcext:value-type="float">
            <text:p>-392.3692307608</text:p>
          </table:table-cell>
          <table:table-cell/>
          <table:table-cell table:formula="of:=[.D41]-[.$D$45]" office:value-type="float" office:value="0.576138852905885" calcext:value-type="float">
            <text:p>0.5761388529</text:p>
          </table:table-cell>
          <table:table-cell table:formula="of:=[.E41]-[.$E$45]" office:value-type="float" office:value="-0.900027552577058" calcext:value-type="float">
            <text:p>-0.9000275526</text:p>
          </table:table-cell>
        </table:table-row>
        <table:table-row table:style-name="ro1">
          <table:table-cell office:value-type="float" office:value="-0.0858428721480769" calcext:value-type="float">
            <text:p>-0.0858428721</text:p>
          </table:table-cell>
          <table:table-cell office:value-type="float" office:value="-0.392771332673929" calcext:value-type="float">
            <text:p>-0.3927713327</text:p>
          </table:table-cell>
          <table:table-cell/>
          <table:table-cell table:formula="of:=[.A42]*1000" office:value-type="float" office:value="-85.8428721480769" calcext:value-type="float">
            <text:p>-85.8428721481</text:p>
          </table:table-cell>
          <table:table-cell table:formula="of:=[.B42]*1000" office:value-type="float" office:value="-392.771332673929" calcext:value-type="float">
            <text:p>-392.7713326739</text:p>
          </table:table-cell>
          <table:table-cell/>
          <table:table-cell table:formula="of:=[.D42]-[.$D$45]" office:value-type="float" office:value="0.511858509094381" calcext:value-type="float">
            <text:p>0.5118585091</text:p>
          </table:table-cell>
          <table:table-cell table:formula="of:=[.E42]-[.$E$45]" office:value-type="float" office:value="-1.30212946568037" calcext:value-type="float">
            <text:p>-1.30212946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0])" office:value-type="float" office:value="-86.3547306571713" calcext:value-type="float">
            <text:p>-86.3547306572</text:p>
          </table:table-cell>
          <table:table-cell table:formula="of:=AVERAGE([.E4:.E40])" office:value-type="float" office:value="-391.469203208249" calcext:value-type="float">
            <text:p>-391.46920320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2:10:49.779857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2:11:50.505159355</dc:date>
    <meta:editing-duration>PT51M47S</meta:editing-duration>
    <meta:editing-cycles>9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391cm" svg:width="11.2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75130976580402">
                <text:p>-0.475130976580402</text:p>
                <draw:g>
                  <svg:desc>test2_base_optical_poses.G4:test2_base_optical_poses.G40</svg:desc>
                </draw:g>
              </table:table-cell>
              <table:table-cell office:value-type="float" office:value="-1.00397015341434">
                <text:p>-1.00397015341434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20828312726201">
                <text:p>-0.420828312726201</text:p>
              </table:table-cell>
              <table:table-cell office:value-type="float" office:value="-1.52677651058247">
                <text:p>-1.52677651058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3412334024339">
                <text:p>-0.183412334024339</text:p>
              </table:table-cell>
              <table:table-cell office:value-type="float" office:value="-1.35086329356756">
                <text:p>-1.3508632935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39638391751313">
                <text:p>-0.239638391751313</text:p>
              </table:table-cell>
              <table:table-cell office:value-type="float" office:value="-1.23582146828085">
                <text:p>-1.23582146828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843946758181">
                <text:p>0.0619843946758181</text:p>
              </table:table-cell>
              <table:table-cell office:value-type="float" office:value="-1.12891391090324">
                <text:p>-1.12891391090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8833398462593">
                <text:p>-0.0108833398462593</text:p>
              </table:table-cell>
              <table:table-cell office:value-type="float" office:value="-0.686210129151846">
                <text:p>-0.686210129151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7015231871125">
                <text:p>0.207015231871125</text:p>
              </table:table-cell>
              <table:table-cell office:value-type="float" office:value="-0.822018082625959">
                <text:p>-0.822018082625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5018696425388">
                <text:p>0.435018696425388</text:p>
              </table:table-cell>
              <table:table-cell office:value-type="float" office:value="-0.307594827456739">
                <text:p>-0.307594827456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6740198974579">
                <text:p>0.276740198974579</text:p>
              </table:table-cell>
              <table:table-cell office:value-type="float" office:value="0.267459971174446">
                <text:p>0.267459971174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1198142026788">
                <text:p>0.461198142026788</text:p>
              </table:table-cell>
              <table:table-cell office:value-type="float" office:value="0.7651779922993">
                <text:p>0.7651779922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3249676179241">
                <text:p>-1.33249676179241</text:p>
              </table:table-cell>
              <table:table-cell office:value-type="float" office:value="0.03918377823328">
                <text:p>0.03918377823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5380936689031">
                <text:p>-1.05380936689031</text:p>
              </table:table-cell>
              <table:table-cell office:value-type="float" office:value="0.184964678130655">
                <text:p>0.18496467813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14273002301334">
                <text:p>-0.814273002301334</text:p>
              </table:table-cell>
              <table:table-cell office:value-type="float" office:value="0.332830106847211">
                <text:p>0.332830106847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35674914443143">
                <text:p>-0.135674914443143</text:p>
              </table:table-cell>
              <table:table-cell office:value-type="float" office:value="-0.28510763723034">
                <text:p>-0.28510763723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593908206425">
                <text:p>0.101593908206425</text:p>
              </table:table-cell>
              <table:table-cell office:value-type="float" office:value="-0.105143980199387">
                <text:p>-0.105143980199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6344912860644">
                <text:p>0.346344912860644</text:p>
              </table:table-cell>
              <table:table-cell office:value-type="float" office:value="0.0109940053215496">
                <text:p>0.0109940053215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4184994698267">
                <text:p>0.594184994698267</text:p>
              </table:table-cell>
              <table:table-cell office:value-type="float" office:value="0.191386999049996">
                <text:p>0.19138699904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2136135767836">
                <text:p>0.492136135767836</text:p>
              </table:table-cell>
              <table:table-cell office:value-type="float" office:value="0.403211285430359">
                <text:p>0.403211285430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157945662424">
                <text:p>1.06157945662424</text:p>
              </table:table-cell>
              <table:table-cell office:value-type="float" office:value="0.579809592602373">
                <text:p>0.579809592602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106780921124">
                <text:p>1.00106780921124</text:p>
              </table:table-cell>
              <table:table-cell office:value-type="float" office:value="1.02205950195406">
                <text:p>1.02205950195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527631213124">
                <text:p>-1.5527631213124</text:p>
              </table:table-cell>
              <table:table-cell office:value-type="float" office:value="-1.38163601031152">
                <text:p>-1.3816360103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8344256791429">
                <text:p>-1.28344256791429</text:p>
              </table:table-cell>
              <table:table-cell office:value-type="float" office:value="-1.15043200057829">
                <text:p>-1.15043200057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93534052697373">
                <text:p>-0.693534052697373</text:p>
              </table:table-cell>
              <table:table-cell office:value-type="float" office:value="-1.18142360115559">
                <text:p>-1.18142360115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71451559544039">
                <text:p>-0.171451559544039</text:p>
              </table:table-cell>
              <table:table-cell office:value-type="float" office:value="-0.871656937772741">
                <text:p>-0.871656937772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72973989918057">
                <text:p>-0.0272973989918057</text:p>
              </table:table-cell>
              <table:table-cell office:value-type="float" office:value="-0.641343256282539">
                <text:p>-0.641343256282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0578272462528">
                <text:p>0.490578272462528</text:p>
              </table:table-cell>
              <table:table-cell office:value-type="float" office:value="-0.0395927943856123">
                <text:p>-0.0395927943856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758040318805">
                <text:p>0.888758040318805</text:p>
              </table:table-cell>
              <table:table-cell office:value-type="float" office:value="0.650243106200605">
                <text:p>0.650243106200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733202199217">
                <text:p>1.34733202199217</text:p>
              </table:table-cell>
              <table:table-cell office:value-type="float" office:value="1.75968720045074">
                <text:p>1.75968720045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195055794087">
                <text:p>1.3195055794087</text:p>
              </table:table-cell>
              <table:table-cell office:value-type="float" office:value="2.80453166597744">
                <text:p>2.80453166597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30200681972812">
                <text:p>-0.830200681972812</text:p>
              </table:table-cell>
              <table:table-cell office:value-type="float" office:value="1.28960236420949">
                <text:p>1.28960236420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60625051337303">
                <text:p>-0.460625051337303</text:p>
              </table:table-cell>
              <table:table-cell office:value-type="float" office:value="1.5403715116305">
                <text:p>1.5403715116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85601813460795">
                <text:p>-0.385601813460795</text:p>
              </table:table-cell>
              <table:table-cell office:value-type="float" office:value="1.18196160917546">
                <text:p>1.181961609175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593573717768123">
                <text:p>-0.0593573717768123</text:p>
              </table:table-cell>
              <table:table-cell office:value-type="float" office:value="0.853015607316991">
                <text:p>0.853015607316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579188839908795">
                <text:p>-0.00579188839908795</text:p>
              </table:table-cell>
              <table:table-cell office:value-type="float" office:value="0.508399022203889">
                <text:p>0.508399022203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9405958309139">
                <text:p>0.359405958309139</text:p>
              </table:table-cell>
              <table:table-cell office:value-type="float" office:value="0.141788408192895">
                <text:p>0.141788408192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0770993934788">
                <text:p>0.350770993934788</text:p>
              </table:table-cell>
              <table:table-cell office:value-type="float" office:value="-0.240160226750106">
                <text:p>-0.240160226750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0998159994015">
                <text:p>0.340998159994015</text:p>
              </table:table-cell>
              <table:table-cell office:value-type="float" office:value="-0.568013585754102">
                <text:p>-0.568013585754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